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style:line-height-at-least="0.741cm" fo:text-align="justify" style:justify-single-word="false"/>
      <style:text-properties style:font-name="apple-system"/>
    </style:style>
    <style:style style:name="P3" style:family="paragraph" style:parent-style-name="Text_20_body">
      <style:paragraph-properties fo:text-align="justify" style:justify-single-word="false"/>
    </style:style>
    <style:style style:name="T1" style:family="text">
      <style:text-properties fo:font-weight="bold"/>
    </style:style>
    <style:style style:name="T2" style:family="text">
      <style:text-properties officeooo:rsid="000c5c94"/>
    </style:style>
    <style:style style:name="T3" style:family="text">
      <style:text-properties officeooo:rsid="000d7a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he following text describes register windows: </text:span>Register windows are subsets of <text:span text:style-name="T2">[physical]</text:span> registers allocated to <text:span text:style-name="T2">[CPU/procedures?]</text:span> . Every register window is divided into three parts. The <text:span text:style-name="T2">[parameter’s] </text:span>registers contain data that has been passed on by another <text:span text:style-name="T2">[procedures]</text:span> . The <text:span text:style-name="T2">[local]</text:span> registers contain <text:span text:style-name="T3">[procedure]</text:span> data. Finally, <text:span text:style-name="T2">[temporaty]</text:span> registers contain <text:span text:style-name="T2">[parameters]</text:span> that the <text:span text:style-name="T2">[CPU]</text:span> passes on to another <text:span text:style-name="T2">[procedure]</text:span> . These parts are arranged so that the <text:span text:style-name="T2">[parameter]</text:span> registers of the main <text:span text:style-name="T2">[procedure]</text:span> coincide with the <text:span text:style-name="T2">[temporary]</text:span> registers of a called <text:span text:style-name="T2">[procedure]</text:span> .</text:p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6T13:22:06.150827871</meta:creation-date>
    <meta:generator>LibreOffice/6.3.5.2$Linux_X86_64 LibreOffice_project/30$Build-2</meta:generator>
    <dc:date>2020-05-18T00:08:42.024836969</dc:date>
    <meta:editing-duration>PT23M59S</meta:editing-duration>
    <meta:editing-cycles>3</meta:editing-cycles>
    <meta:document-statistic meta:table-count="0" meta:image-count="0" meta:object-count="0" meta:page-count="1" meta:paragraph-count="1" meta:word-count="82" meta:character-count="573" meta:non-whitespace-character-count="492"/>
  </office:meta>
</office:document-meta>
</file>